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62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Unit Price Intro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" office:value-type="string" calcext:value-type="string">
            <text:p>New Hire Session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Cohort Siz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 Price Expansion 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1" office:value-type="string" calcext:value-type="string">
            <text:p>Beyond Session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ttrition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 Price Full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1" office:value-type="string" calcext:value-type="string">
            <text:p>Retain</text:p>
          </table:table-cell>
          <table:table-cell office:value-type="float" office:value="4200" calcext:value-type="float">
            <text:p>42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embers&gt;</text:p>
          </table:table-cell>
          <table:table-cell table:formula="of:=[.B6]*[.$H1]" office:value-type="float" office:value="12" calcext:value-type="float">
            <text:p>12</text:p>
          </table:table-cell>
          <table:table-cell table:formula="of:=[.$B5]+FLOOR([.B5]*[.$H2])" office:value-type="float" office:value="21" calcext:value-type="float">
            <text:p>21</text:p>
          </table:table-cell>
          <table:table-cell table:formula="of:=[.$B5]+FLOOR([.C5]*[.$H2])" office:value-type="float" office:value="27" calcext:value-type="float">
            <text:p>27</text:p>
          </table:table-cell>
          <table:table-cell table:formula="of:=[.$B5]+FLOOR([.D5]*[.$H2])" office:value-type="float" office:value="32" calcext:value-type="float">
            <text:p>32</text:p>
          </table:table-cell>
          <table:table-cell table:formula="of:=[.$B5]+FLOOR([.E5]*[.$H2])" office:value-type="float" office:value="36" calcext:value-type="float">
            <text:p>36</text:p>
          </table:table-cell>
          <table:table-cell table:formula="of:=[.$B5]+FLOOR([.F5]*[.$H2])" office:value-type="float" office:value="39" calcext:value-type="float">
            <text:p>39</text:p>
          </table:table-cell>
          <table:table-cell table:formula="of:=[.$B5]+FLOOR([.G5]*[.$H2]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line&gt;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Groups 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hort 1</text:p>
          </table:table-cell>
          <table:table-cell table:formula="of:=[.$B1]*[.$H1]" office:value-type="float" office:value="1800" calcext:value-type="float">
            <text:p>1800</text:p>
          </table:table-cell>
          <table:table-cell table:formula="of:=[.B8]*[.$H2]" office:value-type="float" office:value="1350" calcext:value-type="float">
            <text:p>1350</text:p>
          </table:table-cell>
          <table:table-cell table:style-name="ce1" table:formula="of:=[.C8]*[.$H2]" office:value-type="float" office:value="1012.5" calcext:value-type="float">
            <text:p>1012.5</text:p>
          </table:table-cell>
          <table:table-cell table:formula="of:=[.D8]*[.$H2]" office:value-type="float" office:value="759.375" calcext:value-type="float">
            <text:p>759.375</text:p>
          </table:table-cell>
          <table:table-cell table:formula="of:=[.E8]*[.$H2]" office:value-type="float" office:value="569.53125" calcext:value-type="float">
            <text:p>569.53125</text:p>
          </table:table-cell>
          <table:table-cell table:formula="of:=[.F8]*[.$H2]" office:value-type="float" office:value="427.1484375" calcext:value-type="float">
            <text:p>427.1484375</text:p>
          </table:table-cell>
          <table:table-cell table:formula="of:=[.G8]*[.$H2]" office:value-type="float" office:value="320.361328125" calcext:value-type="float">
            <text:p>320.361328125</text:p>
          </table:table-cell>
          <table:table-cell/>
          <table:table-cell table:style-name="ce1" office:value-type="string" calcext:value-type="string">
            <text:p>Intro Price</text:p>
          </table:table-cell>
          <table:table-cell/>
        </table:table-row>
        <table:table-row table:style-name="ro1">
          <table:table-cell office:value-type="string" calcext:value-type="string">
            <text:p>Cohort 2</text:p>
          </table:table-cell>
          <table:table-cell/>
          <table:table-cell table:formula="of:=[.$B1]*[.$H1]" office:value-type="float" office:value="1800" calcext:value-type="float">
            <text:p>1800</text:p>
          </table:table-cell>
          <table:table-cell table:style-name="ce1" table:formula="of:=[.C9]*[.$H2]" office:value-type="float" office:value="1350" calcext:value-type="float">
            <text:p>1350</text:p>
          </table:table-cell>
          <table:table-cell table:formula="of:=[.D9]*[.$H2]" office:value-type="float" office:value="1012.5" calcext:value-type="float">
            <text:p>1012.5</text:p>
          </table:table-cell>
          <table:table-cell table:formula="of:=[.E9]*[.$H2]" office:value-type="float" office:value="759.375" calcext:value-type="float">
            <text:p>759.375</text:p>
          </table:table-cell>
          <table:table-cell table:formula="of:=[.F9]*[.$H2]" office:value-type="float" office:value="569.53125" calcext:value-type="float">
            <text:p>569.53125</text:p>
          </table:table-cell>
          <table:table-cell table:formula="of:=[.G9]*[.$H2]" office:value-type="float" office:value="427.1484375" calcext:value-type="float">
            <text:p>427.1484375</text:p>
          </table:table-cell>
          <table:table-cell/>
          <table:table-cell table:style-name="ce1" office:value-type="string" calcext:value-type="string">
            <text:p>Intro Price</text:p>
          </table:table-cell>
          <table:table-cell/>
        </table:table-row>
        <table:table-row table:style-name="ro1">
          <table:table-cell office:value-type="string" calcext:value-type="string">
            <text:p>Cohort 3</text:p>
          </table:table-cell>
          <table:table-cell table:number-columns-repeated="2"/>
          <table:table-cell table:style-name="ce1" table:formula="of:=[.$B2]*[.$H1]" office:value-type="float" office:value="2700" calcext:value-type="float">
            <text:p>2700</text:p>
          </table:table-cell>
          <table:table-cell table:formula="of:=[.D10]*[.$H2]" office:value-type="float" office:value="2025" calcext:value-type="float">
            <text:p>2025</text:p>
          </table:table-cell>
          <table:table-cell table:formula="of:=[.E10]*[.$H2]" office:value-type="float" office:value="1518.75" calcext:value-type="float">
            <text:p>1518.75</text:p>
          </table:table-cell>
          <table:table-cell table:formula="of:=[.F10]*[.$H2]" office:value-type="float" office:value="1139.0625" calcext:value-type="float">
            <text:p>1139.0625</text:p>
          </table:table-cell>
          <table:table-cell table:formula="of:=[.G10]*[.$H2]" office:value-type="float" office:value="854.296875" calcext:value-type="float">
            <text:p>854.296875</text:p>
          </table:table-cell>
          <table:table-cell/>
          <table:table-cell table:style-name="ce1" office:value-type="string" calcext:value-type="string">
            <text:p>Expansion Price</text:p>
          </table:table-cell>
          <table:table-cell/>
        </table:table-row>
        <table:table-row table:style-name="ro1">
          <table:table-cell office:value-type="string" calcext:value-type="string">
            <text:p>Cohort 4</text:p>
          </table:table-cell>
          <table:table-cell table:number-columns-repeated="2"/>
          <table:table-cell table:style-name="ce1"/>
          <table:table-cell table:formula="of:=[.$B2]*[.$H1]" office:value-type="float" office:value="2700" calcext:value-type="float">
            <text:p>2700</text:p>
          </table:table-cell>
          <table:table-cell table:formula="of:=[.E11]*[.$H2]" office:value-type="float" office:value="2025" calcext:value-type="float">
            <text:p>2025</text:p>
          </table:table-cell>
          <table:table-cell table:formula="of:=[.F11]*[.$H2]" office:value-type="float" office:value="1518.75" calcext:value-type="float">
            <text:p>1518.75</text:p>
          </table:table-cell>
          <table:table-cell table:formula="of:=[.G11]*[.$H2]" office:value-type="float" office:value="1139.0625" calcext:value-type="float">
            <text:p>1139.0625</text:p>
          </table:table-cell>
          <table:table-cell/>
          <table:table-cell table:style-name="ce1" office:value-type="string" calcext:value-type="string">
            <text:p>Expansion Price</text:p>
          </table:table-cell>
          <table:table-cell/>
        </table:table-row>
        <table:table-row table:style-name="ro1">
          <table:table-cell office:value-type="string" calcext:value-type="string">
            <text:p>Cohort 5</text:p>
          </table:table-cell>
          <table:table-cell table:number-columns-repeated="2"/>
          <table:table-cell table:style-name="ce1"/>
          <table:table-cell/>
          <table:table-cell table:formula="of:=[.$B3]*[.$H1]" office:value-type="float" office:value="3600" calcext:value-type="float">
            <text:p>3600</text:p>
          </table:table-cell>
          <table:table-cell table:formula="of:=[.F12]*[.$H2]" office:value-type="float" office:value="2700" calcext:value-type="float">
            <text:p>2700</text:p>
          </table:table-cell>
          <table:table-cell table:formula="of:=[.G12]*[.$H2]" office:value-type="float" office:value="2025" calcext:value-type="float">
            <text:p>2025</text:p>
          </table:table-cell>
          <table:table-cell/>
          <table:table-cell table:style-name="ce1" office:value-type="string" calcext:value-type="string">
            <text:p>Full Price</text:p>
          </table:table-cell>
          <table:table-cell/>
        </table:table-row>
        <table:table-row table:style-name="ro1">
          <table:table-cell office:value-type="string" calcext:value-type="string">
            <text:p>Cohort 6</text:p>
          </table:table-cell>
          <table:table-cell table:number-columns-repeated="2"/>
          <table:table-cell table:style-name="ce1"/>
          <table:table-cell table:number-columns-repeated="2"/>
          <table:table-cell table:formula="of:=[.$B3]*[.$H1]" office:value-type="float" office:value="3600" calcext:value-type="float">
            <text:p>3600</text:p>
          </table:table-cell>
          <table:table-cell table:formula="of:=[.G13]*[.$H2]" office:value-type="float" office:value="2700" calcext:value-type="float">
            <text:p>2700</text:p>
          </table:table-cell>
          <table:table-cell/>
          <table:table-cell table:style-name="ce1" office:value-type="string" calcext:value-type="string">
            <text:p>Full Price</text:p>
          </table:table-cell>
          <table:table-cell/>
        </table:table-row>
        <table:table-row table:style-name="ro1">
          <table:table-cell office:value-type="string" calcext:value-type="string">
            <text:p>Cohort 7</text:p>
          </table:table-cell>
          <table:table-cell table:number-columns-repeated="2"/>
          <table:table-cell table:style-name="ce1"/>
          <table:table-cell table:number-columns-repeated="3"/>
          <table:table-cell table:formula="of:=[.$B3]*[.$H1]" office:value-type="float" office:value="3600" calcext:value-type="float">
            <text:p>3600</text:p>
          </table:table-cell>
          <table:table-cell/>
          <table:table-cell table:style-name="ce1" office:value-type="string" calcext:value-type="string">
            <text:p>Full Price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8:.B13])" office:value-type="float" office:value="1800" calcext:value-type="float">
            <text:p>1800</text:p>
          </table:table-cell>
          <table:table-cell table:formula="of:=SUM([.C8:.C13])" office:value-type="float" office:value="3150" calcext:value-type="float">
            <text:p>3150</text:p>
          </table:table-cell>
          <table:table-cell table:style-name="ce1" table:formula="of:=SUM([.D8:.D13])" office:value-type="float" office:value="5062.5" calcext:value-type="float">
            <text:p>5062.5</text:p>
          </table:table-cell>
          <table:table-cell table:formula="of:=SUM([.E8:.E13])" office:value-type="float" office:value="6496.875" calcext:value-type="float">
            <text:p>6496.875</text:p>
          </table:table-cell>
          <table:table-cell table:formula="of:=SUM([.F8:.F13])" office:value-type="float" office:value="8472.65625" calcext:value-type="float">
            <text:p>8472.65625</text:p>
          </table:table-cell>
          <table:table-cell table:formula="of:=SUM([.G8:.G13])" office:value-type="float" office:value="9954.4921875" calcext:value-type="float">
            <text:p>9954.4921875</text:p>
          </table:table-cell>
          <table:table-cell table:formula="of:=SUM([.H8:.H14])" office:value-type="float" office:value="11065.869140625" calcext:value-type="float">
            <text:p>11065.86914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</text:p>
          </table:table-cell>
          <table:table-cell table:formula="of:=[.B16]-[.B41]" office:value-type="float" office:value="1511.88" calcext:value-type="float">
            <text:p>1511.88</text:p>
          </table:table-cell>
          <table:table-cell table:formula="of:=[.C16]-[.C41]" office:value-type="float" office:value="2742.27" calcext:value-type="float">
            <text:p>2742.27</text:p>
          </table:table-cell>
          <table:table-cell table:style-name="ce1" table:formula="of:=[.D16]-[.D41]" office:value-type="float" office:value="4575.03" calcext:value-type="float">
            <text:p>4575.03</text:p>
          </table:table-cell>
          <table:table-cell table:formula="of:=[.E16]-[.E41]" office:value-type="float" office:value="5942.955" calcext:value-type="float">
            <text:p>5942.955</text:p>
          </table:table-cell>
          <table:table-cell table:formula="of:=[.F16]-[.F41]" office:value-type="float" office:value="7865.57625" calcext:value-type="float">
            <text:p>7865.57625</text:p>
          </table:table-cell>
          <table:table-cell table:formula="of:=[.G16]-[.G41]" office:value-type="float" office:value="9307.5421875" calcext:value-type="float">
            <text:p>9307.5421875</text:p>
          </table:table-cell>
          <table:table-cell table:formula="of:=[.H16]-[.H41]" office:value-type="float" office:value="10392.339140625" calcext:value-type="float">
            <text:p>10392.3391406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<text:span text:style-name="T1">st</text:span> Month Net If Lump Annual</text:p>
          </table:table-cell>
          <table:table-cell table:formula="of:=[.B16]-[.K49]-[.J52]" office:value-type="float" office:value="96.8399999999997" calcext:value-type="float">
            <text:p>96.8399999999997</text:p>
          </table:table-cell>
          <table:table-cell/>
          <table:table-cell table:style-name="ce1"/>
          <table:table-cell table:number-columns-repeated="7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2" office:value-type="string" calcext:value-type="string">
            <text:p>1 – 2.5</text:p>
          </table:table-cell>
          <table:table-cell office:value-type="string" calcext:value-type="string">
            <text:p>3 – 4.5</text:p>
          </table:table-cell>
          <table:table-cell office:value-type="string" calcext:value-type="string">
            <text:p>5 – 6.5</text:p>
          </table:table-cell>
          <table:table-cell office:value-type="string" calcext:value-type="string">
            <text:p>7 – 9.5</text:p>
          </table:table-cell>
          <table:table-cell office:value-type="string" calcext:value-type="string">
            <text:p>10 – 12.5</text:p>
          </table:table-cell>
          <table:table-cell office:value-type="string" calcext:value-type="string">
            <text:p>13 – 15.5</text:p>
          </table:table-cell>
          <table:table-cell office:value-type="string" calcext:value-type="string">
            <text:p>16 – 1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ons/Milestones</text:p>
          </table:table-cell>
          <table:table-cell table:style-name="ce1" office:value-type="string" calcext:value-type="string">
            <text:p>Prep Starter Projects</text:p>
          </table:table-cell>
          <table:table-cell table:style-name="ce1" office:value-type="string" calcext:value-type="string">
            <text:p>Reach Out To Trainers</text:p>
          </table:table-cell>
          <table:table-cell table:style-name="ce1" office:value-type="string" calcext:value-type="string">
            <text:p>2 Trainer Workshops</text:p>
          </table:table-cell>
          <table:table-cell table:style-name="ce1" office:value-type="string" calcext:value-type="string">
            <text:p>8 <text:s/>Trainer Sessions</text:p>
          </table:table-cell>
          <table:table-cell table:style-name="ce1" office:value-type="string" calcext:value-type="string">
            <text:p>16 Trainer Sessions</text:p>
          </table:table-cell>
          <table:table-cell table:style-name="ce1" office:value-type="string" calcext:value-type="string">
            <text:p>24 Trainer Sessions</text:p>
          </table:table-cell>
          <table:table-cell table:style-name="ce1" office:value-type="string" calcext:value-type="string">
            <text:p>32 Trainer Sessions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Trainer Session Delta&gt;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Num Trainer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Trainer Delta&gt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Weekly Workshops</text:p>
          </table:table-cell>
          <table:table-cell table:formula="of:=[.$E1]" office:value-type="float" office:value="2" calcext:value-type="float">
            <text:p>2</text:p>
          </table:table-cell>
          <table:table-cell table:formula="of:=[.$E1]+([.C6]-1)" office:value-type="float" office:value="3" calcext:value-type="float">
            <text:p>3</text:p>
          </table:table-cell>
          <table:table-cell table:style-name="ce1" table:formula="of:=[.$E1]+([.D6]-1)" office:value-type="float" office:value="4" calcext:value-type="float">
            <text:p>4</text:p>
          </table:table-cell>
          <table:table-cell table:formula="of:=[.$E1]+([.E6]-1)" office:value-type="float" office:value="5" calcext:value-type="float">
            <text:p>5</text:p>
          </table:table-cell>
          <table:table-cell table:formula="of:=[.$E1]+([.F6]-1)" office:value-type="float" office:value="6" calcext:value-type="float">
            <text:p>6</text:p>
          </table:table-cell>
          <table:table-cell table:formula="of:=[.$E1]+([.G6]-1)" office:value-type="float" office:value="7" calcext:value-type="float">
            <text:p>7</text:p>
          </table:table-cell>
          <table:table-cell table:formula="of:=[.$E1]+([.H6]-1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hly Workshops</text:p>
          </table:table-cell>
          <table:table-cell table:formula="of:=[.B27]*4" office:value-type="float" office:value="8" calcext:value-type="float">
            <text:p>8</text:p>
          </table:table-cell>
          <table:table-cell table:formula="of:=[.C27]*4" office:value-type="float" office:value="12" calcext:value-type="float">
            <text:p>12</text:p>
          </table:table-cell>
          <table:table-cell table:style-name="ce1" table:formula="of:=[.D27]*4" office:value-type="float" office:value="16" calcext:value-type="float">
            <text:p>16</text:p>
          </table:table-cell>
          <table:table-cell table:formula="of:=[.E27]*4" office:value-type="float" office:value="20" calcext:value-type="float">
            <text:p>20</text:p>
          </table:table-cell>
          <table:table-cell table:formula="of:=[.F27]*4" office:value-type="float" office:value="24" calcext:value-type="float">
            <text:p>24</text:p>
          </table:table-cell>
          <table:table-cell table:formula="of:=[.G27]*4" office:value-type="float" office:value="28" calcext:value-type="float">
            <text:p>28</text:p>
          </table:table-cell>
          <table:table-cell table:formula="of:=[.H27]*4" office:value-type="float" office:value="32" calcext:value-type="float">
            <text:p>32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Remainder</text:p>
          </table:table-cell>
          <table:table-cell table:formula="of:=[.D17]-[.$H$3]" office:value-type="float" office:value="375.03" calcext:value-type="float">
            <text:p>375.03</text:p>
          </table:table-cell>
          <table:table-cell table:formula="of:=[.E17]-[.$H$3]" office:value-type="float" office:value="1742.955" calcext:value-type="float">
            <text:p>1742.955</text:p>
          </table:table-cell>
          <table:table-cell table:formula="of:=[.F17]-[.$H$3]" office:value-type="float" office:value="3665.57625" calcext:value-type="float">
            <text:p>3665.57625</text:p>
          </table:table-cell>
          <table:table-cell table:formula="of:=[.G17]-[.$H$3]" office:value-type="float" office:value="5107.5421875" calcext:value-type="float">
            <text:p>5107.5421875</text:p>
          </table:table-cell>
          <table:table-cell table:formula="of:=[.H17]-[.$H$3]" office:value-type="float" office:value="6192.339140625" calcext:value-type="float">
            <text:p>6192.33914062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75/session</text:p>
          </table:table-cell>
          <table:table-cell table:formula="of:=FLOOR([.D31]/75)" office:value-type="float" office:value="5" calcext:value-type="float">
            <text:p>5</text:p>
          </table:table-cell>
          <table:table-cell table:formula="of:=FLOOR([.E31]/75)" office:value-type="float" office:value="23" calcext:value-type="float">
            <text:p>23</text:p>
          </table:table-cell>
          <table:table-cell table:formula="of:=FLOOR([.F31]/75)" office:value-type="float" office:value="48" calcext:value-type="float">
            <text:p>48</text:p>
          </table:table-cell>
          <table:table-cell table:formula="of:=FLOOR([.G31]/75)" office:value-type="float" office:value="68" calcext:value-type="float">
            <text:p>68</text:p>
          </table:table-cell>
          <table:table-cell table:formula="of:=FLOOR([.H31]/75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My Sessions</text:p>
          </table:table-cell>
          <table:table-cell table:formula="of:=[.D28]-[.D33]" office:value-type="float" office:value="11" calcext:value-type="float">
            <text:p>11</text:p>
          </table:table-cell>
          <table:table-cell table:formula="of:=[.E28]-[.E33]" office:value-type="float" office:value="-3" calcext:value-type="float">
            <text:p>-3</text:p>
          </table:table-cell>
          <table:table-cell table:formula="of:=[.F28]-[.F33]" office:value-type="float" office:value="-24" calcext:value-type="float">
            <text:p>-24</text:p>
          </table:table-cell>
          <table:table-cell table:formula="of:=[.G28]-[.G33]" office:value-type="float" office:value="-40" calcext:value-type="float">
            <text:p>-40</text:p>
          </table:table-cell>
          <table:table-cell table:formula="of:=[.H28]-[.H33]"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150/session</text:p>
          </table:table-cell>
          <table:table-cell table:formula="of:=FLOOR([.D31]/150)" office:value-type="float" office:value="2" calcext:value-type="float">
            <text:p>2</text:p>
          </table:table-cell>
          <table:table-cell table:formula="of:=FLOOR([.E31]/150)" office:value-type="float" office:value="11" calcext:value-type="float">
            <text:p>11</text:p>
          </table:table-cell>
          <table:table-cell table:formula="of:=FLOOR([.F31]/150)" office:value-type="float" office:value="24" calcext:value-type="float">
            <text:p>24</text:p>
          </table:table-cell>
          <table:table-cell table:formula="of:=FLOOR([.G31]/150)" office:value-type="float" office:value="34" calcext:value-type="float">
            <text:p>34</text:p>
          </table:table-cell>
          <table:table-cell table:formula="of:=FLOOR([.H31]/15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My Sessions</text:p>
          </table:table-cell>
          <table:table-cell table:formula="of:=[.D28]-[.D36]" office:value-type="float" office:value="14" calcext:value-type="float">
            <text:p>14</text:p>
          </table:table-cell>
          <table:table-cell table:formula="of:=[.E28]-[.E36]" office:value-type="float" office:value="9" calcext:value-type="float">
            <text:p>9</text:p>
          </table:table-cell>
          <table:table-cell table:formula="of:=[.F28]-[.F36]" office:value-type="float" office:value="0" calcext:value-type="float">
            <text:p>0</text:p>
          </table:table-cell>
          <table:table-cell table:formula="of:=[.G28]-[.G36]" office:value-type="float" office:value="-6" calcext:value-type="float">
            <text:p>-6</text:p>
          </table:table-cell>
          <table:table-cell table:formula="of:=[.H28]-[.H36]" office:value-type="float" office:value="-9" calcext:value-type="float">
            <text:p>-9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onthly Infra Cost</text:p>
          </table:table-cell>
          <table:table-cell table:formula="of:=[.$J$49]+([.B5]*[.$J$51])" office:value-type="float" office:value="288.12" calcext:value-type="float">
            <text:p>288.12</text:p>
          </table:table-cell>
          <table:table-cell table:formula="of:=[.$J$49]+([.C5]*[.$J$51])" office:value-type="float" office:value="407.73" calcext:value-type="float">
            <text:p>407.73</text:p>
          </table:table-cell>
          <table:table-cell table:formula="of:=[.$J$49]+([.D5]*[.$J$51])" office:value-type="float" office:value="487.47" calcext:value-type="float">
            <text:p>487.47</text:p>
          </table:table-cell>
          <table:table-cell table:formula="of:=[.$J$49]+([.E5]*[.$J$51])" office:value-type="float" office:value="553.92" calcext:value-type="float">
            <text:p>553.92</text:p>
          </table:table-cell>
          <table:table-cell table:formula="of:=[.$J$49]+([.F5]*[.$J$51])" office:value-type="float" office:value="607.08" calcext:value-type="float">
            <text:p>607.08</text:p>
          </table:table-cell>
          <table:table-cell table:formula="of:=[.$J$49]+([.G5]*[.$J$51])" office:value-type="float" office:value="646.95" calcext:value-type="float">
            <text:p>646.95</text:p>
          </table:table-cell>
          <table:table-cell table:formula="of:=[.$J$49]+([.H5]*[.$J$51])" office:value-type="float" office:value="673.53" calcext:value-type="float">
            <text:p>673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 User Infra Cost</text:p>
          </table:table-cell>
          <table:table-cell table:formula="of:=[.B41]/[.B5]" office:value-type="float" office:value="24.01" calcext:value-type="float">
            <text:p>24.01</text:p>
          </table:table-cell>
          <table:table-cell table:formula="of:=[.C41]/[.C5]" office:value-type="float" office:value="19.4157142857143" calcext:value-type="float">
            <text:p>19.4157142857143</text:p>
          </table:table-cell>
          <table:table-cell table:formula="of:=[.D41]/[.D5]" office:value-type="float" office:value="18.0544444444444" calcext:value-type="float">
            <text:p>18.0544444444444</text:p>
          </table:table-cell>
          <table:table-cell table:formula="of:=[.E41]/[.E5]" office:value-type="float" office:value="17.31" calcext:value-type="float">
            <text:p>17.31</text:p>
          </table:table-cell>
          <table:table-cell table:formula="of:=[.F41]/[.F5]" office:value-type="float" office:value="16.8633333333333" calcext:value-type="float">
            <text:p>16.8633333333333</text:p>
          </table:table-cell>
          <table:table-cell table:formula="of:=[.G41]/[.G5]" office:value-type="float" office:value="16.5884615384615" calcext:value-type="float">
            <text:p>16.5884615384615</text:p>
          </table:table-cell>
          <table:table-cell table:formula="of:=[.H41]/[.H5]" office:value-type="float" office:value="16.4275609756098" calcext:value-type="float">
            <text:p>16.4275609756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 of Monthly Infra</text:p>
          </table:table-cell>
          <table:table-cell table:formula="of:=[.B42]/[.$B$1]" office:value-type="float" office:value="0.160066666666667" calcext:value-type="float">
            <text:p>0.160066666666667</text:p>
          </table:table-cell>
          <table:table-cell table:formula="of:=[.C42]/[.$B$1]" office:value-type="float" office:value="0.129438095238095" calcext:value-type="float">
            <text:p>0.129438095238095</text:p>
          </table:table-cell>
          <table:table-cell table:formula="of:=[.D42]/[.$B$2]" office:value-type="float" office:value="0.080241975308642" calcext:value-type="float">
            <text:p>0.080241975308642</text:p>
          </table:table-cell>
          <table:table-cell table:formula="of:=[.E42]/[.$B$2]" office:value-type="float" office:value="0.0769333333333333" calcext:value-type="float">
            <text:p>0.076933333333333</text:p>
          </table:table-cell>
          <table:table-cell table:formula="of:=[.F42]/[.$B$3]" office:value-type="float" office:value="0.0562111111111111" calcext:value-type="float">
            <text:p>0.056211111111111</text:p>
          </table:table-cell>
          <table:table-cell table:formula="of:=[.G42]/[.$B$3]" office:value-type="float" office:value="0.0552948717948718" calcext:value-type="float">
            <text:p>0.055294871794872</text:p>
          </table:table-cell>
          <table:table-cell table:formula="of:=[.H42]/[.$B$3]" office:value-type="float" office:value="0.0547585365853659" calcext:value-type="float">
            <text:p>0.05475853658536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xchange Rate</text:p>
          </table:table-cell>
          <table:table-cell office:value-type="float" office:value="1.34" calcext:value-type="float">
            <text:p>1.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bscription Costs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Sertifier</text:p>
          </table:table-cell>
          <table:table-cell table:style-name="ce1" office:value-type="string" calcext:value-type="string">
            <text:p>MiniCourseGenerator</text:p>
          </table:table-cell>
          <table:table-cell table:style-name="ce1" office:value-type="string" calcext:value-type="string">
            <text:p>Github Teams</text:p>
          </table:table-cell>
          <table:table-cell table:style-name="ce1" office:value-type="string" calcext:value-type="string">
            <text:p>GoTo Meeting</text:p>
          </table:table-cell>
          <table:table-cell table:style-name="ce1" office:value-type="string" calcext:value-type="string">
            <text:p>Replit</text:p>
          </table:table-cell>
          <table:table-cell table:style-name="ce1" office:value-type="string" calcext:value-type="string">
            <text:p>Payment Process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hly USD</text:p>
          </table:table-cell>
          <table:table-cell table:style-name="ce3" office:value-type="float" office:value="18.75" calcext:value-type="float">
            <text:p>18.75</text:p>
          </table:table-cell>
          <table:table-cell table:style-name="ce3" office:value-type="float" office:value="23.25" calcext:value-type="float">
            <text:p>23.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hly CAD</text:p>
          </table:table-cell>
          <table:table-cell table:formula="of:=[.B48]*[.$B45]" office:value-type="float" office:value="25.125" calcext:value-type="float">
            <text:p>25.125</text:p>
          </table:table-cell>
          <table:table-cell table:formula="of:=[.C48]*[.$B45]" office:value-type="float" office:value="31.155" calcext:value-type="float">
            <text:p>31.155</text:p>
          </table:table-cell>
          <table:table-cell/>
          <table:table-cell table:formula="of:=[.E48]*[.$B45]" office:value-type="float" office:value="32.16" calcext:value-type="float">
            <text:p>32.16</text:p>
          </table:table-cell>
          <table:table-cell/>
          <table:table-cell table:formula="of:=[.G48]*[.$B45]" office:value-type="float" office:value="40.2" calcext:value-type="float">
            <text:p>40.2</text:p>
          </table:table-cell>
          <table:table-cell/>
          <table:table-cell table:style-name="ce1" office:value-type="string" calcext:value-type="string">
            <text:p>Total Flat</text:p>
          </table:table-cell>
          <table:table-cell table:formula="of:=SUM([.B49:.G49])" office:value-type="float" office:value="128.64" calcext:value-type="float">
            <text:p>128.64</text:p>
          </table:table-cell>
          <table:table-cell table:formula="of:=[.J49]*12" office:value-type="float" office:value="1543.68" calcext:value-type="float">
            <text:p>1543.68</text:p>
          </table:table-cell>
        </table:table-row>
        <table:table-row table:style-name="ro1">
          <table:table-cell office:value-type="string" calcext:value-type="string">
            <text:p>Per User US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 User CAD</text:p>
          </table:table-cell>
          <table:table-cell table:number-columns-repeated="2"/>
          <table:table-cell table:formula="of:=[.D50]*[.$B45]" office:value-type="float" office:value="5.36" calcext:value-type="float">
            <text:p>5.36</text:p>
          </table:table-cell>
          <table:table-cell table:formula="of:=[.E49]/[.$B$5]" office:value-type="float" office:value="2.68" calcext:value-type="float">
            <text:p>2.68</text:p>
          </table:table-cell>
          <table:table-cell/>
          <table:table-cell office:value-type="float" office:value="5.25" calcext:value-type="float">
            <text:p>5.25</text:p>
          </table:table-cell>
          <table:table-cell/>
          <table:table-cell table:style-name="ce1" office:value-type="string" calcext:value-type="string">
            <text:p>Total/User</text:p>
          </table:table-cell>
          <table:table-cell table:formula="of:=SUM([.D51:.G51])" office:value-type="float" office:value="13.29" calcext:value-type="float">
            <text:p>13.29</text:p>
          </table:table-cell>
          <table:table-cell/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Total/Full Cohort</text:p>
          </table:table-cell>
          <table:table-cell table:formula="of:=[.J51]*[.$B$5]" office:value-type="float" office:value="159.48" calcext:value-type="float">
            <text:p>159.4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1" office:value-type="string" calcext:value-type="string">
            <text:p>Certs/Badges</text:p>
          </table:table-cell>
          <table:table-cell table:style-name="ce1" office:value-type="string" calcext:value-type="string">
            <text:p>KB &amp; Progress Tracking</text:p>
          </table:table-cell>
          <table:table-cell table:style-name="ce1" office:value-type="string" calcext:value-type="string">
            <text:p>Repo/Ops Mgmnt</text:p>
          </table:table-cell>
          <table:table-cell table:style-name="ce1" office:value-type="string" calcext:value-type="string">
            <text:p>Workshop</text:p>
          </table:table-cell>
          <table:table-cell table:style-name="ce1" office:value-type="string" calcext:value-type="string">
            <text:p>IDE/Paired Programming</text:p>
          </table:table-cell>
          <table:table-cell table:style-name="ce1" office:value-type="string" calcext:value-type="string">
            <text:p>Accounting/Payment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02:09:40.672763645</meta:creation-date>
    <dc:date>2023-01-08T04:48:44.125995428</dc:date>
    <meta:editing-duration>PT6H2M53S</meta:editing-duration>
    <meta:editing-cycles>17</meta:editing-cycles>
    <meta:generator>LibreOffice/6.4.7.2$Linux_X86_64 LibreOffice_project/40$Build-2</meta:generator>
    <meta:document-statistic meta:table-count="1" meta:cell-count="236" meta:object-count="0"/>
  </office:meta>
</office:document-meta>
</file>